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Standard" style:master-page-name="MP0" style:family="paragraph">
      <style:paragraph-properties fo:break-before="page"/>
    </style:style>
    <style:style style:name="T2" style:parent-style-name="Προεπιλεγμένηγραμματοσειρά" style:family="text">
      <style:text-properties fo:font-size="18pt" style:font-size-asian="18pt" style:font-size-complex="18pt"/>
    </style:style>
    <style:style style:name="T3" style:parent-style-name="Προεπιλεγμένηγραμματοσειρά" style:family="text">
      <style:text-properties fo:font-size="18pt" style:font-size-asian="18pt" style:font-size-complex="18pt" fo:language="en" fo:country="US"/>
    </style:style>
    <style:style style:name="T4" style:parent-style-name="Προεπιλεγμένηγραμματοσειρά" style:family="text">
      <style:text-properties fo:font-size="18pt" style:font-size-asian="18pt" style:font-size-complex="18pt"/>
    </style:style>
    <style:style style:name="T5" style:parent-style-name="Προεπιλεγμένηγραμματοσειρά" style:family="text">
      <style:text-properties fo:font-size="18pt" style:font-size-asian="18pt" style:font-size-complex="18pt"/>
    </style:style>
    <style:style style:name="T6" style:parent-style-name="Προεπιλεγμένηγραμματοσειρά" style:family="text">
      <style:text-properties fo:font-size="18pt" style:font-size-asian="18pt" style:font-size-complex="18pt" fo:language="en" fo:country="US"/>
    </style:style>
    <style:style style:name="T7" style:parent-style-name="Προεπιλεγμένηγραμματοσειρά" style:family="text">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Προεπιλεγμένηγραμματοσειρά" style:family="text">
      <style:text-properties fo:font-weight="bold" style:font-weight-asian="bold" style:font-weight-complex="bold"/>
    </style:style>
    <style:style style:name="T11" style:parent-style-name="Προεπιλεγμένηγραμματοσειρά" style:family="text">
      <style:text-properties fo:font-weight="bold" style:font-weight-asian="bold" style:font-weight-complex="bold" style:text-position="super 63.6%"/>
    </style:style>
    <style:style style:name="T12" style:parent-style-name="Προεπιλεγμένηγραμματοσειρά" style:family="text">
      <style:text-properties fo:font-weight="bold" style:font-weight-asian="bold" style:font-weight-complex="bold"/>
    </style:style>
    <style:style style:name="T13" style:parent-style-name="Προεπιλεγμένηγραμματοσειρά" style:family="text">
      <style:text-properties fo:font-weight="bold" style:font-weight-asian="bold" style:font-weight-complex="bold" style:text-position="super 63.6%"/>
    </style:style>
    <style:style style:name="P14" style:parent-style-name="Standard" style:family="paragraph">
      <style:text-properties fo:font-weight="bold" style:font-weight-asian="bold" style:font-weight-complex="bold"/>
    </style:style>
    <style:style style:name="P15" style:parent-style-name="ΠΠ1" style:family="paragraph">
      <style:paragraph-properties>
        <style:tab-stops>
          <style:tab-stop style:type="right" style:leader-style="dotted" style:leader-text="." style:position="5.7611in"/>
        </style:tab-stops>
      </style:paragraph-properties>
    </style:style>
    <style:style style:name="P16" style:parent-style-name="ΠΠ1" style:family="paragraph">
      <style:paragraph-properties>
        <style:tab-stops>
          <style:tab-stop style:type="right" style:leader-style="dotted" style:leader-text="." style:position="5.7611in"/>
        </style:tab-stops>
      </style:paragraph-properties>
    </style:style>
    <style:style style:name="P17" style:parent-style-name="ΠΠ2" style:family="paragraph">
      <style:paragraph-properties>
        <style:tab-stops>
          <style:tab-stop style:type="right" style:leader-style="dotted" style:leader-text="." style:position="5.6083in"/>
        </style:tab-stops>
      </style:paragraph-properties>
    </style:style>
    <style:style style:name="P18" style:parent-style-name="ΠΠ2" style:family="paragraph">
      <style:paragraph-properties>
        <style:tab-stops>
          <style:tab-stop style:type="right" style:leader-style="dotted" style:leader-text="." style:position="5.6083in"/>
        </style:tab-stops>
      </style:paragraph-properties>
    </style:style>
    <style:style style:name="P19" style:parent-style-name="ΠΠ2" style:family="paragraph">
      <style:paragraph-properties>
        <style:tab-stops>
          <style:tab-stop style:type="right" style:leader-style="dotted" style:leader-text="." style:position="5.6083in"/>
        </style:tab-stops>
      </style:paragraph-properties>
    </style:style>
    <style:style style:name="P20" style:parent-style-name="ΠΠ2" style:family="paragraph">
      <style:paragraph-properties>
        <style:tab-stops>
          <style:tab-stop style:type="right" style:leader-style="dotted" style:leader-text="." style:position="5.6083in"/>
        </style:tab-stops>
      </style:paragraph-properties>
    </style:style>
    <style:style style:name="P21" style:parent-style-name="ΠΠ1" style:family="paragraph">
      <style:paragraph-properties>
        <style:tab-stops>
          <style:tab-stop style:type="right" style:leader-style="dotted" style:leader-text="." style:position="5.7611in"/>
        </style:tab-stops>
      </style:paragraph-properties>
    </style:style>
    <style:style style:name="P22" style:parent-style-name="ΠΠ2" style:family="paragraph">
      <style:paragraph-properties>
        <style:tab-stops>
          <style:tab-stop style:type="right" style:leader-style="dotted" style:leader-text="." style:position="5.6083in"/>
        </style:tab-stops>
      </style:paragraph-properties>
    </style:style>
    <style:style style:name="P23" style:parent-style-name="ΠΠ2" style:family="paragraph">
      <style:paragraph-properties>
        <style:tab-stops>
          <style:tab-stop style:type="right" style:leader-style="dotted" style:leader-text="." style:position="5.6083in"/>
        </style:tab-stops>
      </style:paragraph-properties>
    </style:style>
    <style:style style:name="P24" style:parent-style-name="ΠΠ2" style:family="paragraph">
      <style:paragraph-properties>
        <style:tab-stops>
          <style:tab-stop style:type="right" style:leader-style="dotted" style:leader-text="." style:position="5.6083in"/>
        </style:tab-stops>
      </style:paragraph-properties>
    </style:style>
    <style:style style:name="P25" style:parent-style-name="ΠΠ2" style:family="paragraph">
      <style:paragraph-properties>
        <style:tab-stops>
          <style:tab-stop style:type="right" style:leader-style="dotted" style:leader-text="." style:position="5.6083in"/>
        </style:tab-stops>
      </style:paragraph-properties>
    </style:style>
    <style:style style:name="P26" style:parent-style-name="ΠΠ1" style:family="paragraph">
      <style:paragraph-properties>
        <style:tab-stops>
          <style:tab-stop style:type="right" style:leader-style="dotted" style:leader-text="." style:position="5.7611in"/>
        </style:tab-stops>
      </style:paragraph-properties>
    </style:style>
    <style:style style:name="P27" style:parent-style-name="ΠΠ2" style:family="paragraph">
      <style:paragraph-properties>
        <style:tab-stops>
          <style:tab-stop style:type="right" style:leader-style="dotted" style:leader-text="." style:position="5.6083in"/>
        </style:tab-stops>
      </style:paragraph-properties>
    </style:style>
    <style:style style:name="P28" style:parent-style-name="ΠΠ2" style:family="paragraph">
      <style:paragraph-properties>
        <style:tab-stops>
          <style:tab-stop style:type="right" style:leader-style="dotted" style:leader-text="." style:position="5.6083in"/>
        </style:tab-stops>
      </style:paragraph-properties>
    </style:style>
    <style:style style:name="P29" style:parent-style-name="ΠΠ2" style:family="paragraph">
      <style:paragraph-properties>
        <style:tab-stops>
          <style:tab-stop style:type="right" style:leader-style="dotted" style:leader-text="." style:position="5.6083in"/>
        </style:tab-stops>
      </style:paragraph-properties>
    </style:style>
    <style:style style:name="P30" style:parent-style-name="ΠΠ2" style:family="paragraph">
      <style:paragraph-properties>
        <style:tab-stops>
          <style:tab-stop style:type="right" style:leader-style="dotted" style:leader-text="." style:position="5.6083in"/>
        </style:tab-stops>
      </style:paragraph-properties>
    </style:style>
    <style:style style:name="P31" style:parent-style-name="ΠΠ1" style:family="paragraph">
      <style:paragraph-properties>
        <style:tab-stops>
          <style:tab-stop style:type="right" style:leader-style="dotted" style:leader-text="." style:position="5.7611in"/>
        </style:tab-stops>
      </style:paragraph-properties>
    </style:style>
    <style:style style:name="P32" style:parent-style-name="Βασικό" style:family="paragraph">
      <style:paragraph-properties fo:break-before="page"/>
    </style:style>
    <style:style style:name="P33" style:parent-style-name="Standard" style:family="paragraph">
      <style:text-properties style:font-name="Calibri Light" fo:color="#3465A4" fo:font-size="14pt" style:font-size-asian="14pt" style:font-size-complex="14pt"/>
    </style:style>
    <style:style style:name="P34" style:parent-style-name="Επικεφαλίδα2" style:family="paragraph">
      <style:text-properties fo:font-weight="normal" style:font-weight-asian="normal" style:font-weight-complex="normal"/>
    </style:style>
    <style:style style:name="T35" style:parent-style-name="Προεπιλεγμένηγραμματοσειρά" style:family="text">
      <style:text-properties fo:language="en" fo:country="US"/>
    </style:style>
    <style:style style:name="T36" style:parent-style-name="Προεπιλεγμένηγραμματοσειρά" style:family="text">
      <style:text-properties fo:language="en" fo:country="US"/>
    </style:style>
    <style:style style:name="T37" style:parent-style-name="Προεπιλεγμένηγραμματοσειρά" style:family="text">
      <style:text-properties fo:language="en" fo:country="US"/>
    </style:style>
    <style:style style:name="T38" style:parent-style-name="Προεπιλεγμένηγραμματοσειρά" style:family="text">
      <style:text-properties fo:language="en" fo:country="US"/>
    </style:style>
    <style:style style:name="T39" style:parent-style-name="Προεπιλεγμένηγραμματοσειρά" style:family="text">
      <style:text-properties fo:font-weight="normal" style:font-weight-asian="normal" style:font-weight-complex="normal"/>
    </style:style>
    <style:style style:name="P40" style:parent-style-name="Επικεφαλίδα2" style:family="paragraph">
      <style:text-properties fo:font-weight="normal" style:font-weight-asian="normal" style:font-weight-complex="normal"/>
    </style:style>
    <style:style style:name="T41" style:parent-style-name="Προεπιλεγμένηγραμματοσειρά" style:family="text">
      <style:text-properties fo:font-weight="normal" style:font-weight-asian="normal" style:font-weight-complex="normal"/>
    </style:style>
    <style:style style:name="T42" style:parent-style-name="Προεπιλεγμένηγραμματοσειρά" style:family="text">
      <style:text-properties fo:font-weight="normal" style:font-weight-asian="normal" style:font-weight-complex="normal"/>
    </style:style>
    <style:style style:name="P43" style:parent-style-name="Επικεφαλίδα2" style:family="paragraph">
      <style:text-properties fo:font-weight="normal" style:font-weight-asian="normal" style:font-weight-complex="normal"/>
    </style:style>
    <style:style style:name="P44" style:parent-style-name="Επικεφαλίδα2" style:family="paragraph">
      <style:text-properties fo:font-weight="normal" style:font-weight-asian="normal" style:font-weight-complex="normal"/>
    </style:style>
    <style:style style:name="P45" style:parent-style-name="Επικεφαλίδα2" style:family="paragraph">
      <style:text-properties fo:font-weight="normal" style:font-weight-asian="normal" style:font-weight-complex="normal"/>
    </style:style>
    <style:style style:name="P46" style:parent-style-name="Επικεφαλίδα2" style:family="paragraph">
      <style:text-properties fo:font-weight="normal" style:font-weight-asian="normal" style:font-weight-complex="normal"/>
    </style:style>
    <style:style style:name="P47" style:parent-style-name="Επικεφαλίδα2" style:family="paragraph">
      <style:text-properties fo:font-weight="normal" style:font-weight-asian="normal" style:font-weight-complex="normal"/>
    </style:style>
    <style:style style:name="T48" style:parent-style-name="Προεπιλεγμένηγραμματοσειρά" style:family="text">
      <style:text-properties fo:font-weight="normal" style:font-weight-asian="normal" style:font-weight-complex="normal"/>
    </style:style>
    <style:style style:name="P49" style:parent-style-name="Επικεφαλίδα2" style:family="paragraph">
      <style:text-properties fo:font-weight="normal" style:font-weight-asian="normal" style:font-weight-complex="normal"/>
    </style:style>
    <style:style style:name="P50" style:parent-style-name="Επικεφαλίδα2" style:family="paragraph">
      <style:text-properties fo:font-weight="normal" style:font-weight-asian="normal" style:font-weight-complex="normal"/>
    </style:style>
  </office:automatic-styles>
  <office:body>
    <office:text text:use-soft-page-breaks="true">
      <text:p text:style-name="P1"><text:span text:style-name="T2">Έκθεση<text:s/></text:span><text:span text:style-name="T3">Project</text:span><text:span text:style-name="T4"><text:s/>για το μάθημα «Προγραμματισμός Διαδικτύου» - Ακαδημαϊκό Έτος 2020 - 2021</text:span></text:p>
      <text:p text:style-name="Standard"><text:span text:style-name="T5">Τίτλος<text:s/></text:span><text:span text:style-name="T6">Project</text:span><text:span text:style-name="T7">: «Ιστοσελίδα για αστικές συγκοινωνίες»</text:span></text:p>
      <text:p text:style-name="P8"/>
      <text:p text:style-name="P9">Ομάδα</text:p>
      <text:p text:style-name="Standard"><text:span text:style-name="T10">Καρδούτσος Άγγελος – Α.Μ.: 1059372, Έτος: 4</text:span><text:span text:style-name="T11">ο</text:span></text:p>
      <text:p text:style-name="Standard"><text:span text:style-name="T12">Καλδής Χρήστος <text:s/>- Α.Μ.: 1059364, Έτος: 4</text:span><text:span text:style-name="T13">ο</text:span></text:p>
      <text:p text:style-name="P14"/>
      <text:h text:style-name="ΕπικεφαλίδαΠΠ" text:outline-level="1"><text:bookmark-start text:name="_Toc73804853"/>Περιεχόμενα<text:bookmark-end text:name="_Toc73804853"/></text:h>
      <text:table-of-content text:name="_TOC0">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5"><text:a xlink:href="#_Toc73804853" office:target-frame-name="_top" xlink:show="replace"><text:span text:style-name="Υπερ-σύνδεση">Περιεχόμενα</text:span><text:tab/>1</text:a></text:p>
          <text:p text:style-name="P16"><text:a xlink:href="#_Toc73804854" office:target-frame-name="_top" xlink:show="replace"><text:span text:style-name="Υπερ-σύνδεση">1. Εισαγωγή – Παρουσίαση Μικρόκοσμου</text:span><text:tab/>1</text:a></text:p>
          <text:p text:style-name="P17"><text:a xlink:href="#_Toc73804855" office:target-frame-name="_top" xlink:show="replace"><text:span text:style-name="Υπερ-σύνδεση">1.1 Εισαγωγή</text:span><text:tab/>1</text:a></text:p>
          <text:p text:style-name="P18"><text:a xlink:href="#_Toc73804856" office:target-frame-name="_top" xlink:show="replace"><text:span text:style-name="Υπερ-σύνδεση">1.2 Περιγραφή Μικρόκοσμου</text:span><text:tab/>1</text:a></text:p>
          <text:p text:style-name="P19"><text:a xlink:href="#_Toc73804857" office:target-frame-name="_top" xlink:show="replace"><text:span text:style-name="Υπερ-σύνδεση">1.3 Εννοιολογικός Σχεδιασμός</text:span><text:tab/>2</text:a></text:p>
          <text:p text:style-name="P20"><text:a xlink:href="#_Toc73804858" office:target-frame-name="_top" xlink:show="replace"><text:span text:style-name="Υπερ-σύνδεση">1.4 Σχεσιακό Μοντέλο</text:span><text:tab/>2</text:a></text:p>
          <text:p text:style-name="P21"><text:a xlink:href="#_Toc73804859" office:target-frame-name="_top" xlink:show="replace"><text:span text:style-name="Υπερ-σύνδεση">2. Σχεδιασμός της Πλευράς του Πελάτη</text:span><text:tab/>2</text:a></text:p>
          <text:p text:style-name="P22"><text:a xlink:href="#_Toc73804860" office:target-frame-name="_top" xlink:show="replace"><text:span text:style-name="Υπερ-σύνδεση">2.1 Τεχνολογίες Υλοποίησης Πελάτη</text:span><text:tab/>2</text:a></text:p>
          <text:p text:style-name="P23"><text:a xlink:href="#_Toc73804861" office:target-frame-name="_top" xlink:show="replace"><text:span text:style-name="Υπερ-σύνδεση">2.2 HTML</text:span><text:tab/>2</text:a></text:p>
          <text:p text:style-name="P24"><text:a xlink:href="#_Toc73804862" office:target-frame-name="_top" xlink:show="replace"><text:span text:style-name="Υπερ-σύνδεση">2.3 CSS</text:span><text:tab/>3</text:a></text:p>
          <text:p text:style-name="P25"><text:a xlink:href="#_Toc73804863" office:target-frame-name="_top" xlink:show="replace"><text:span text:style-name="Υπερ-σύνδεση">2.4 JavaScript</text:span><text:tab/>3</text:a></text:p>
          <text:p text:style-name="P26"><text:a xlink:href="#_Toc73804864" office:target-frame-name="_top" xlink:show="replace"><text:span text:style-name="Υπερ-σύνδεση">3. Σχεδιασμός στην Πλευρά του Εξυπηρετητή</text:span><text:tab/>3</text:a></text:p>
          <text:p text:style-name="P27"><text:a xlink:href="#_Toc73804865" office:target-frame-name="_top" xlink:show="replace"><text:span text:style-name="Υπερ-σύνδεση">3.1 Σχεδιασμός Βάσης Δεδομένων</text:span><text:tab/>3</text:a></text:p>
          <text:p text:style-name="P28"><text:a xlink:href="#_Toc73804866" office:target-frame-name="_top" xlink:show="replace"><text:span text:style-name="Υπερ-σύνδεση">3.2 Τεχνολογίες Υλοποίησης Εξυπηρετητή</text:span><text:tab/>3</text:a></text:p>
          <text:p text:style-name="P29"><text:a xlink:href="#_Toc73804867" office:target-frame-name="_top" xlink:show="replace"><text:span text:style-name="Υπερ-σύνδεση">3.3 Express</text:span><text:tab/>4</text:a></text:p>
          <text:p text:style-name="P30"><text:a xlink:href="#_Toc73804868" office:target-frame-name="_top" xlink:show="replace"><text:span text:style-name="Υπερ-σύνδεση">3.4 Handlebars</text:span><text:tab/>4</text:a></text:p>
          <text:p text:style-name="P31"><text:a xlink:href="#_Toc73804869" office:target-frame-name="_top" xlink:show="replace"><text:span text:style-name="Υπερ-σύνδεση">4. Αποτελέσματα</text:span><text:tab/>4</text:a></text:p>
        </text:index-body>
      </text:table-of-content>
      <text:p text:style-name="Βασικό"/>
      <text:table-of-content text:name="_TOC105">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Βασικό"/>
        </text:index-body>
      </text:table-of-content>
      <text:p text:style-name="Standard"/>
      <text:p text:style-name="P32"/>
      <text:h text:style-name="Επικεφαλίδα1" text:outline-level="1"><text:bookmark-start text:name="_Toc73731965"/><text:bookmark-start text:name="_Toc73804854"/><text:soft-page-break/>1. Εισαγωγή<text:bookmark-end text:name="_Toc73731965"/><text:s/>– Παρουσίαση Μικρόκοσμου<text:bookmark-end text:name="_Toc73804854"/></text:h>
      <text:p text:style-name="P33"/>
      <text:h text:style-name="P34" text:outline-level="2"><text:bookmark-start text:name="_Toc73804855"/>1.1 Εισαγωγή<text:bookmark-end text:name="_Toc73804855"/></text:h>
      <text:p text:style-name="Standard">Στόχος της εργασίας είναι η δημιουργία ενός<text:s/><text:span text:style-name="T35">server</text:span>, ο οποίος θα φιλοξενεί μια<text:s/>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text:s/><text:span text:style-name="T36">server</text:span>, ο οποίος θα φιλοξενεί μία ιστοσελίδα. Ο χρήστης (<text:span text:style-name="T37">client</text:span>) θα πραγματοποιεί αιτήματα στο<text:s/><text:span text:style-name="T38">server</text:span>, ο οποίος<text:s/>πρέπει να του επιστρέφει τη σελίδα, που περιέχει τις πληροφορίες, που επιθυμεί ο χρήστης. Οι σελίδες δημιουργήθηκαν προσπαθώντας να καλύψουν τις απαιτήσεις <text:s/>του μικρόκοσμου.</text:p>
      <text:h text:style-name="Επικεφαλίδα2" text:outline-level="2"><text:bookmark-start text:name="_Toc73804856"/><text:span text:style-name="T39">1.2 Περιγραφή Μικρόκοσμου</text:span><text:bookmark-end text:name="_Toc73804856"/></text:h>
      <text:p text:style-name="Textbody">Οι ανάγκες και οι δυνατότητες του μικρόκοσμου εξετάστηκαν σε σχέση με τις ιστοσελίδες των αστικών λεωφορείων μεγάλων πόλεων της Ελλάδας. Η ιστοσελίδα μας βασίζεται στα δρομολόγια και τις υπηρεσίες που παρέχονται στην Πάτρα. Τα λεωφορεία χωρίζονται σε <text:s/>γραμμές και κάθε μία περνάει από διαφορετικές στάσεις. Ταυτόχρονα, η τιμή του εισιτηρίου διαφοροποιείται ανάλογα με τη ζώνη που βρίσκεται ο τελικός προορισμός του επιβάτη. Ο χρήστης μπορεί να διαθέτει μηνιαία κάρτα ή εισιτήριο. Τέλος τα νέα περιέχουν τις τελευταίες ανακοινώσεις σχετικά με την μετακίνηση στην πόλη.<text:s/>Με βάση τα παραπάνω μπορούμε εύκολα να βρούμε τις οντότητες που χρειάζονται για τον εννοιολογικό σχεδιασμό της βάσης μας.</text:p>
      <text:h text:style-name="P40" text:outline-level="2"><text:bookmark-start text:name="_Toc73804857"/>1.3 Εννοιολογικός Σχεδιασμός<text:bookmark-end text:name="_Toc73804857"/></text:h>
      <text:p text:style-name="Textbody">Ο εννοιολογικός σχεδιασμός αποτελεί το πρώτο βήμα δημιουργίας της βάσης δεδομένων μετά την περιγραφή του<text:s/>μικρόκοσμου. Προσπαθεί να αποτυπώσει τα κύρια στοιχεία της βάσης που αποτελούν τις οντότητες και τα χαρακτηριστικά τους που τα περιγράφουν. Παράλληλα γίνεται ο χαρακτηρισμός των τύπων κάθε γνωρίσματος καθώς και η εύρεση γνωρισμάτων κλειδιών. Στη συνέχεια,<text:s/>μια πρώτη εκτίμηση του πεδίου ορισμού κάθε γνωρίσματος για την ανάθεση σωστού τύπου μεταβλητής στο σχεσιακό μοντέλο καθώς και στη βάση δεδομένων μας. Ένας καλός εννοιολογικός σχεδιασμός επιταχύνει τη δημιουργία, την ανάπτυξη και την συντήρηση μίας βάσης.</text:p>
      <text:h text:style-name="Επικεφαλίδα2" text:outline-level="2"><text:bookmark-start text:name="_Toc73804858"/><text:span text:style-name="T41">1</text:span><text:span text:style-name="T42">.4 Σχεσιακό Μοντέλο</text:span><text:bookmark-end text:name="_Toc73804858"/></text:h>
      <text:p text:style-name="Textbody">Δομούνται οι αντίστοιχοι πίνακες για κάθε οντότητα. Η μετάβαση από τους πίνακες του σχεσιακού μοντέλου στους πίνακες μίας σχεσιακής βάσης δεδομένων αποτελεί μία αλλαγή που είναι σχετικά μικρή με λίγες διαφορές. Φαίνεται λοιπόν, η αξία του εννοιολογικού μοντέλου και η διευκόλυνσή του για τη δημιουργία της βάσης από αυτό το στάδιο. Τηρούνται οι απαραίτητοι μετασχηματισμοί για τη δημιουργία αξιοποιήσιμου σχεσιακού μοντέλου, χρειάστηκαν επιπλέον πίνακες για τη συσχέτιση των οντοτήτων με λόγο<text:s/>πληθικότητας πολλά προς πολλά.</text:p>
      <text:p text:style-name="Standard"/>
      <text:h text:style-name="Επικεφαλίδα1" text:outline-level="1"><text:bookmark-start text:name="_Toc73804859"/>2. Σχεδιασμός της Πλευράς του Πελάτη<text:bookmark-end text:name="_Toc73804859"/></text:h>
      <text:p text:style-name="Standard"/>
      <text:h text:style-name="P43" text:outline-level="2"><text:bookmark-start text:name="_Toc73804860"/>2.1 Τεχνολογίες Υλοποίησης Πελάτη<text:bookmark-end text:name="_Toc73804860"/></text:h>
      <text:p text:style-name="Standard">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 τη μορφοποίηση του κειμένου και τον τρόπο παρουσίασης και η JavaScript για τη διαχείριση των γεγονότων και τη διαδραστικότητα της εφαρμογής.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 Παρόλα αυτά δεν προτείνεται καθώς ο σκοπός της κάθε γλώσσας είναι ξεχωριστός και δεν πρέπει να συγχέονται οι ρόλοι της κάθε μιας. Στο πρόγραμμα έγινε προσπάθεια διαχωρισμού των αρχείων σύμφωνα με το σκοπό τους.</text:p>
      <text:h text:style-name="P44" text:outline-level="2"><text:bookmark-start text:name="_Toc73804861"/>2.2 HTML<text:bookmark-end text:name="_Toc73804861"/></text:h>
      <text:p text:style-name="Standard">Το πρώτο βήμα ήταν ο σχεδιασμός του περιεχομένου της ιστοσελίδας. Βρέθηκαν οι απαιτήσεις 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 σημείωμα και μια μπάρα περιήγησης που μεταφέρει το χρήστη στις υπόλοιπες σελίδες. Επιλέχθηκαν επίσης κομμάτια των υπόλοιπων σελίδων που είναι πιο πιθανό να αναζητούν οι επισκέπτες της ιστοσελίδας και παρουσιάστηκαν στην αρχική σελίδα για διευκόλυνσή τους. <text:s/></text:p>
      <text:p text:style-name="Standard">Η εφαρμογή δίνει στο χρήστη τις απαραίτητες γνώσεις για τις γραμμές λεωφορείων, τα εισιτήρια, τις νέες ανακοινώσεις της εταιρίας καθώς και τα στοιχεία επικοινωνίας. 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σε διαφορετικές σελίδες και αρχεία<text:s/>HTML.</text:p>
      <text:h text:style-name="P45" text:outline-level="2"><text:bookmark-start text:name="_Toc73804862"/>2.3 CSS<text:bookmark-end text:name="_Toc73804862"/></text:h>
      <text:p text:style-name="Standard">Στη συνέχεια <text:s/>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 <text:s text:c="2"/>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 επισκέπτη. Η παρουσίαση της σελίδας έμεινε απλή χωρίς να στερείται λειτουργικότητας. Με τον ίδιο τρόπο που χωρίστηκαν τα αρχεία για τη δομή της σελίδας χωρίστηκαν<text:s/>και για τη μορφοποίησή της και γράφτηκαν σε CSS.</text:p>
      <text:h text:style-name="P46" text:outline-level="2"><text:bookmark-start text:name="_Toc73804863"/>2.4 JavaScript<text:bookmark-end text:name="_Toc73804863"/></text:h>
      <text:p text:style-name="Standard">Τελευταίο αλλά εξίσου σημαντικό ήταν η προσθήκη των γεγονότων στα στοιχεία που ήταν απαραίτητο. Κουμπιά και σύνδεσμοι οι οποίοι δημιουργούνται δυναμικά στη σελίδα χρειάζονται επεξεργασία τόσο<text:s/>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text:s/><text:soft-page-break/>χάνεται το απαραίτητο κενό διάστημα στη σελίδα ώστε να παραμένει ξεκούραστη η περιήγηση του χρήστη.</text:p>
      <text:h text:style-name="Επικεφαλίδα1" text:outline-level="1"><text:bookmark-start text:name="_Toc73804864"/>3. Σχεδιασμός στην Πλευρά του Εξυπηρετητή<text:bookmark-end text:name="_Toc73804864"/></text:h>
      <text:p text:style-name="Standard"/>
      <text:h text:style-name="P47" text:outline-level="2"><text:bookmark-start text:name="_Toc73804865"/>3.1 Σχεδιασμός Βάσης Δεδομένων<text:bookmark-end text:name="_Toc73804865"/></text:h>
      <text:p text:style-name="Standard">Κατά τον σχεδιασμό και υλοποίηση της διεπαφής του χρήστη παρατηρήθηκε η ανάγκη και η πρακτικότητα της βάσης δεδομένων. Με βάση το σχεσιακό μοντέλο που σχεδιάστηκε παραπάνω δημιουργήθηκε η βάση μας. Τα δεδομένα στηρίχτηκαν στα πραγματικά δεδομένα των αστικών λεωφορείων της Πάτρας. Η βάση υλοποιήθηκε σε MySql και η εισαγωγή και διαχείριση των δεδομένων πριν τη σύνδεσή της με<text:s/>την εφαρμογή μας έγινε μέσω phpMyAdmin.</text:p>
      <text:h text:style-name="Επικεφαλίδα2" text:outline-level="2"><text:bookmark-start text:name="_Toc73804866"/><text:span text:style-name="T48">3.2 Τεχνολογίες Υλοποίησης Εξυπηρετητή</text:span><text:bookmark-end text:name="_Toc73804866"/></text:h>
      <text:p text:style-name="Textbody">Ο προγραμματισμός στην πλευρά του εξυπηρετητή έγινε με JavaScript. Είναι μία τεχνολογία που συνεχώς αυξάνεται και αποτελεί μία εύχρηστη λύση τόσο για τις δυνατότητες που παρέχει<text:s/>μέσα από βιβλιοθήκες όσο και για τη δομή του προγράμματος καθώς δεν χρειάζεται να αποτελείται από πολλές προγραμματιστικές γλώσσες.</text:p>
      <text:p text:style-name="Textbody">Χρησιμοποιήθηκε η node.js και συγκεκριμένα η βιβλιοθήκη express.js που διευκολύνει τη διεκπεραίωση HTTP και URI αιτημάτων που γίνονται στην ιστοσελίδα μας. Ένα προτέρημα της express είναι ότι χρησιμοποιεί το middleware pattern. Με τον τρόπο αυτό η επεξεργασία των αιτημάτων γίνεται σε τμήματα. Έτσι, διευκολύνεται ο διαχωρισμός του προγράμματος σε διαφορετικά αρχεία, η αποφυγή μακροσκελών συναρτήσεων και η συγγραφή δυσανάγνωστου κώδικα. Η απάντηση των αιτημάτων γίνεται σε μηχανές για template συγκεκριμένα γίνεται χρήση της Handlebars.js .</text:p>
      <text:h text:style-name="P49" text:outline-level="2"><text:bookmark-start text:name="_Toc73804867"/>3.3 Express<text:bookmark-end text:name="_Toc73804867"/></text:h>
      <text:p text:style-name="Textbody">Το πρόγραμμα όπως γνωρίζουμε χωρίζεται σε τμήματα. <text:s/>Αρχικά υπάρχουν τα<text:s/>αρχεία index και app που ορίζουν τη σύνδεση και τα απαραίτητα αρχεία και πακέτα που χρειάζεται η εφαρμογή για την ορθή λειτουργία της. Στο φάκελο server υπάρχουν τα αρχεία για τη διαχείριση των αιτημάτων των πελατών. Το αρχείο pt-routes περιέχει τις διαδρομές που αναγνωρίζει ο server μας, το αρχείο pt-model-sql μας παρέχει τη σύνδεση με τη βάση καθώς επίσης αντλεί τα απαραίτητα δεδομένα και τέλος το αρχείο pt-controller επεξεργάζεται τα δεδομένα που αντλούμε από τη βάση και τα προσθέτει στις πληροφορίες που<text:s/>επιστρέφει στο χρήστη μέσω ενός template. <text:s text:c="2"/></text:p>
      <text:h text:style-name="P50" text:outline-level="2"><text:bookmark-start text:name="_Toc73804868"/>3.4 Handlebars<text:bookmark-end text:name="_Toc73804868"/></text:h>
      <text:p text:style-name="Textbody">Τα αρχεία Handlebars βρίσκονται στο φάκελο views. Αντικαθιστούν τα παλιά αρχεία που γράφτηκαν σε HTML στο φάκελο docs και λύνουν το πρόβλημα των επαναλαμβανόμενων γραμμών και στοιχείων του DOM στις σελίδες της εφαρμογής. <text:s/>Υπάρχει ένα βασικό αρχείο το οποίο αποτελείται από το header και το footer της σελίδας και το &lt;main&gt; της σελίδας αλλάζει ανάλογα με το URI request του πελάτη και γράφτηκε στα διαφορετικά αρχεία hbs.<text:s/><text:soft-page-break/>Παράλληλα συνδέεται με τα αντίστοιχα αρχεία μορφοποίησης και διαχείρισης γεγονότων που γράφτηκαν σε css, js κατά την ανάπτυξη του front-end.</text:p>
      <text:p text:style-name="Textbody"/>
      <text:h text:style-name="Επικεφαλίδα1" text:outline-level="1"><text:bookmark-start text:name="_Toc73804869"/>4. Αποτελέσματα<text:bookmark-end text:name="_Toc7380486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Επικεφαλίδα2" style:display-name="Επικεφαλίδα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Lohit Devanagari"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ΕπικεφαλίδαΠΠ" style:display-name="Επικεφαλίδα ΠΠ" style:family="paragraph" style:parent-style-name="Επικεφαλίδα1" style:next-style-name="Standard" style:default-outline-level="1">
      <style:text-properties style:language-asian="el" style:country-asian="G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Επικεφαλίδα1Char" style:display-name="Επικεφαλίδα 1 Char" style:family="text" style:parent-style-name="Προεπιλεγμένηγραμματοσειρά">
      <style:text-properties style:font-name="Calibri Light" style:font-name-asian="Calibri" style:font-name-complex="Noto Sans Arabic UI" fo:color="#2F5496" fo:font-size="16pt" style:font-size-asian="16pt" style:font-size-complex="16pt"/>
    </style:style>
    <style:style style:name="Internetlink" style:display-name="Internet link"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ΠΠ1" style:display-name="ΠΠ 1" style:family="paragraph" style:parent-style-name="Βασικό" style:next-style-name="Βασικό" style:auto-update="true">
      <style:paragraph-properties fo:margin-bottom="0.0694in"/>
      <style:text-properties fo:hyphenate="false"/>
    </style:style>
    <style:style style:name="ΠΠ2" style:display-name="ΠΠ 2" style:family="paragraph" style:parent-style-name="Βασικό" style:next-style-name="Βασικό" style:auto-update="true">
      <style:paragraph-properties fo:margin-bottom="0.0694in" fo:margin-left="0.1527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ΚΑΡΔΟΥΤΣΟΣ ΑΓΓΕΛΟΣ</meta:initial-creator>
    <dc:creator>ΚΑΡΔΟΥΤΣΟΣ ΑΓΓΕΛΟΣ</dc:creator>
    <meta:creation-date>2021-06-04T17:31:00Z</meta:creation-date>
    <dc:date>2021-06-05T14:03:00Z</dc:date>
    <meta:template xlink:href="Normal.dotm" xlink:type="simple"/>
    <meta:editing-cycles>10</meta:editing-cycles>
    <meta:editing-duration>PT110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9" meta:word-count="1556" meta:character-count="9945" meta:row-count="70" meta:non-whitespace-character-count="8408"/>
  </office:meta>
</office:document-meta>
</file>